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Graph1-0/content.xml" manifest:media-type="text/xml"/>
  <manifest:file-entry manifest:full-path="Graph1-0/meta.xml" manifest:media-type="text/xml"/>
  <manifest:file-entry manifest:full-path="Graph1-0/styles.xml" manifest:media-type="text/xml"/>
  <manifest:file-entry manifest:full-path="Graph1-0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99.75pt"/>
    </style:style>
    <style:style style:name="co5" style:family="table-column">
      <style:table-column-properties fo:break-before="auto" style:column-width="248.26pt"/>
    </style:style>
    <style:style style:name="co6" style:family="table-column">
      <style:table-column-properties fo:break-before="auto" style:column-width="157.95pt"/>
    </style:style>
    <style:style style:name="co7" style:family="table-column">
      <style:table-column-properties fo:break-before="auto" style:column-width="140.4pt"/>
    </style:style>
    <style:style style:name="co8" style:family="table-column">
      <style:table-column-properties fo:break-before="auto" style:column-width="145.56pt"/>
    </style:style>
    <style:style style:name="co9" style:family="table-column">
      <style:table-column-properties fo:break-before="auto" style:column-width="153.81pt"/>
    </style:style>
    <style:style style:name="co10" style:family="table-column">
      <style:table-column-properties fo:break-before="auto" style:column-width="172.0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CM_5f_and_5f_CCM_5f_Loss_5f_Analysi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66cc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2f5597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ff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ff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ACE-22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17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3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 style:data-style-name="N13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ff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b050" style:text-line-through-style="none" style:text-line-through-type="none" style:font-name="Calibri" fo:font-size="18pt" fo:font-style="normal" style:text-underline-style="none" fo:font-weight="bold" style:text-underline-mode="continuous" style:text-overline-mode="continuous" style:text-line-through-mode="continuous"/>
    </style:style>
    <style:style style:name="ACE-15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3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3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4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3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25" style:family="table-cell" style:parent-style-name="Default" style:data-style-name="N13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b05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 style:data-style-name="N61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 style:data-style-name="N128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 style:data-style-name="N127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 style:data-style-name="N61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 style:data-style-name="N135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35" style:family="table-cell" style:parent-style-name="Default" style:data-style-name="N2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 style:data-style-name="N135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 style:data-style-name="N12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 style:data-style-name="N13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 style:data-style-name="N140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 style:data-style-name="N13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41" style:family="table-cell" style:parent-style-name="Default" style:data-style-name="N13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ccffff" gnm:pattern-colour="#000000" gnm:pattern="1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ACE-18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CM_and_CCM_Loss_Analysis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677.68pt" svg:height="550.35pt" svg:x="1827.78pt" svg:y="340.7pt">
            <draw:object draw:notify-on-update-of-ranges="DCM_and_CCM_Loss_Analysis.H50:DCM_and_CCM_Loss_Analysis.H61" xlink:href="./Graph1-0" xlink:type="simple" xlink:show="embed" xlink:actuate="onLoad">
              <loext:p/>
            </draw:object>
            <draw:image xlink:href="./ObjectReplacements/Graph1-0" xlink:type="simple" xlink:show="embed" xlink:actuate="onLoad"/>
          </draw:frame>
        </table:shapes>
        <table:table-column table:style-name="co1" table:number-columns-repeated="2" table:default-cell-style-name="ACE-1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default-cell-style-name="ACE-1"/>
        <table:table-column table:style-name="co9" table:number-columns-repeated="3" table:default-cell-style-name="ACE-1"/>
        <table:table-column table:style-name="co10" table:default-cell-style-name="ACE-1"/>
        <table:table-column table:style-name="co1" table:number-columns-repeated="1011" table:default-cell-style-name="ACE-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ACE-6" office:value-type="string" calcext:value-type="string">
            <text:p>Boost Converter Calculat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stimated: Same Core</text:p>
          </table:table-cell>
          <table:table-cell office:value-type="string" calcext:value-type="string">
            <text:p>NixieTubeMicroSupply</text:p>
          </table:table-cell>
          <table:table-cell office:value-type="string" calcext:value-type="string">
            <text:p>PCA cor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ACE-6" office:value-type="string" calcext:value-type="string">
            <text:p>DCM Boost Losses</text:p>
          </table:table-cell>
          <table:table-cell table:style-name="ACE-6" office:value-type="string" calcext:value-type="string">
            <text:p>DCM design ETD34</text:p>
          </table:table-cell>
          <table:table-cell table:style-name="ACE-28" office:value-type="string" calcext:value-type="string">
            <text:p>DCM Boost Same as H</text:p>
          </table:table-cell>
          <table:table-cell table:number-columns-repeated="3" table:style-name="ACE-42" office:value-type="string" calcext:value-type="string">
            <text:p>Flyback Calculations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Vout</text:p>
          </table:table-cell>
          <table:table-cell table:formula="of:=[.F8]" office:value-type="string" office:string-value="Vout" calcext:value-type="string">
            <text:p>Vout</text:p>
          </table:table-cell>
          <table:table-cell table:number-columns-repeated="2" office:value-type="float" office:value="167" calcext:value-type="float">
            <text:p>167</text:p>
          </table:table-cell>
          <table:table-cell table:style-name="ACE-29" office:value-type="float" office:value="167" calcext:value-type="float">
            <text:p>167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Vin</text:p>
          </table:table-cell>
          <table:table-cell table:formula="of:=[.F9]" office:value-type="string" office:string-value="Vin" calcext:value-type="string">
            <text:p>V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ACE-29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6" office:value-type="string" calcext:value-type="string">
            <text:p>Flyback Turns Ratio</text:p>
          </table:table-cell>
          <table:table-cell office:value-type="string" calcext:value-type="string">
            <text:p>Secondary/Primary</text:p>
          </table:table-cell>
          <table:table-cell table:number-columns-repeated="2"/>
          <table:table-cell table:style-name="ACE-2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Duty for CCM of operation</text:p>
          </table:table-cell>
          <table:table-cell office:value-type="string" calcext:value-type="string">
            <text:p>D_CCM</text:p>
          </table:table-cell>
          <table:table-cell table:formula="of:=1-[.H9]/[.H8]" office:value-type="float" office:value="0.970059880239521" calcext:value-type="float">
            <text:p>0.9700598802395</text:p>
          </table:table-cell>
          <table:table-cell table:formula="of:=1-[.I9]/[.I8]" office:value-type="float" office:value="0.970059880239521" calcext:value-type="float">
            <text:p>0.9700598802395</text:p>
          </table:table-cell>
          <table:table-cell table:style-name="ACE-29" table:formula="of:=1-[.J9]/[.J8]" office:value-type="float" office:value="0.970059880239521" calcext:value-type="float">
            <text:p>0.9700598802395</text:p>
          </table:table-cell>
          <table:table-cell table:formula="of:=[.K8]/([.K8]+[.K9]*[.K10])" office:value-type="float" office:value="0.869791666666667" calcext:value-type="float">
            <text:p>0.8697916666667</text:p>
          </table:table-cell>
          <table:table-cell table:formula="of:=[.L8]/([.L8]+[.L9]*[.L10])" office:value-type="float" office:value="0.806763285024155" calcext:value-type="float">
            <text:p>0.8067632850242</text:p>
          </table:table-cell>
          <table:table-cell table:formula="of:=[.M8]/([.M8]+[.M9]*[.M10])" office:value-type="float" office:value="0.762557077625571" calcext:value-type="float">
            <text:p>0.7625570776256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ixie Load (Maximum Current)</text:p>
          </table:table-cell>
          <table:table-cell/>
          <table:table-cell table:number-columns-repeated="2" table:style-name="ACE-3" office:value-type="float" office:value="0.00309" calcext:value-type="float">
            <text:p>3.09E-03</text:p>
          </table:table-cell>
          <table:table-cell table:style-name="ACE-30" office:value-type="float" office:value="0.00309" calcext:value-type="float">
            <text:p>3.09E-03</text:p>
          </table:table-cell>
          <table:table-cell table:style-name="ACE-3" table:formula="of:=[.H12]" office:value-type="float" office:value="0.00309" calcext:value-type="float">
            <text:p>3.09E-03</text:p>
          </table:table-cell>
          <table:table-cell table:style-name="ACE-3" table:formula="of:=[.I12]" office:value-type="float" office:value="0.00309" calcext:value-type="float">
            <text:p>3.09E-03</text:p>
          </table:table-cell>
          <table:table-cell table:style-name="ACE-3" table:formula="of:=[.J12]" office:value-type="float" office:value="0.00309" calcext:value-type="float">
            <text:p>3.09E-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ixie tube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ACE-29" office:value-type="float" office:value="6" calcext:value-type="float">
            <text:p>6</text:p>
          </table:table-cell>
          <table:table-cell table:formula="of:=[.H13]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 out (total</text:p>
          </table:table-cell>
          <table:table-cell office:value-type="string" calcext:value-type="string">
            <text:p>Iout max</text:p>
          </table:table-cell>
          <table:table-cell table:style-name="ACE-3" table:formula="of:=[.H12]*[.H13]" office:value-type="float" office:value="0.01854" calcext:value-type="float">
            <text:p>1.85E-02</text:p>
          </table:table-cell>
          <table:table-cell table:style-name="ACE-3" table:formula="of:=[.I12]*[.I13]" office:value-type="float" office:value="0.01854" calcext:value-type="float">
            <text:p>1.85E-02</text:p>
          </table:table-cell>
          <table:table-cell table:style-name="ACE-30" table:formula="of:=[.J12]*[.J13]" office:value-type="float" office:value="0.01854" calcext:value-type="float">
            <text:p>1.85E-02</text:p>
          </table:table-cell>
          <table:table-cell table:style-name="ACE-3" table:formula="of:=[.K12]*[.K13]" office:value-type="float" office:value="0.01854" calcext:value-type="float">
            <text:p>1.85E-02</text:p>
          </table:table-cell>
          <table:table-cell table:style-name="ACE-3" table:formula="of:=[.L12]*[.L13]" office:value-type="float" office:value="0.0309" calcext:value-type="float">
            <text:p>3.09E-02</text:p>
          </table:table-cell>
          <table:table-cell table:style-name="ACE-3" table:formula="of:=[.M12]*[.M13]" office:value-type="float" office:value="0.0309" calcext:value-type="float">
            <text:p>3.09E-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out (per tube)</text:p>
          </table:table-cell>
          <table:table-cell/>
          <table:table-cell table:style-name="ACE-3" table:formula="of:=[.H12]*[.H8]" office:value-type="float" office:value="0.51603" calcext:value-type="float">
            <text:p>5.16E-01</text:p>
          </table:table-cell>
          <table:table-cell table:style-name="ACE-3" table:formula="of:=[.I12]*[.I8]" office:value-type="float" office:value="0.51603" calcext:value-type="float">
            <text:p>5.16E-01</text:p>
          </table:table-cell>
          <table:table-cell table:style-name="ACE-30" table:formula="of:=[.J12]*[.J8]" office:value-type="float" office:value="0.51603" calcext:value-type="float">
            <text:p>5.16E-01</text:p>
          </table:table-cell>
          <table:table-cell table:style-name="ACE-3" table:formula="of:=[.K12]*[.K8]" office:value-type="float" office:value="0.51603" calcext:value-type="float">
            <text:p>5.16E-01</text:p>
          </table:table-cell>
          <table:table-cell table:style-name="ACE-3" table:formula="of:=[.L12]*[.L8]" office:value-type="float" office:value="0.51603" calcext:value-type="float">
            <text:p>5.16E-01</text:p>
          </table:table-cell>
          <table:table-cell table:style-name="ACE-3" table:formula="of:=[.M12]*[.M8]" office:value-type="float" office:value="0.51603" calcext:value-type="float">
            <text:p>5.16E-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out Max total</text:p>
          </table:table-cell>
          <table:table-cell/>
          <table:table-cell table:style-name="ACE-3" table:formula="of:=[.H15]*[.H13]" office:value-type="float" office:value="3.09618" calcext:value-type="float">
            <text:p>3.10E+00</text:p>
          </table:table-cell>
          <table:table-cell table:style-name="ACE-3" table:formula="of:=[.I15]*[.I13]" office:value-type="float" office:value="3.09618" calcext:value-type="float">
            <text:p>3.10E+00</text:p>
          </table:table-cell>
          <table:table-cell table:style-name="ACE-30" table:formula="of:=[.J15]*[.J13]" office:value-type="float" office:value="3.09618" calcext:value-type="float">
            <text:p>3.10E+00</text:p>
          </table:table-cell>
          <table:table-cell table:style-name="ACE-3" table:formula="of:=[.K15]*[.K13]" office:value-type="float" office:value="3.09618" calcext:value-type="float">
            <text:p>3.10E+00</text:p>
          </table:table-cell>
          <table:table-cell table:style-name="ACE-3" table:formula="of:=[.L15]*[.L13]" office:value-type="float" office:value="5.1603" calcext:value-type="float">
            <text:p>5.16E+00</text:p>
          </table:table-cell>
          <table:table-cell table:style-name="ACE-3" table:formula="of:=[.M15]*[.M13]" office:value-type="float" office:value="5.1603" calcext:value-type="float">
            <text:p>5.16E+0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fficiency Estimated (see below for actual)</text:p>
          </table:table-cell>
          <table:table-cell/>
          <table:table-cell table:number-columns-repeated="2" office:value-type="float" office:value="0.73" calcext:value-type="float">
            <text:p>0.73</text:p>
          </table:table-cell>
          <table:table-cell table:style-name="ACE-29" office:value-type="float" office:value="0.73" calcext:value-type="float">
            <text:p>0.73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 in (at Pmax estimate)</text:p>
          </table:table-cell>
          <table:table-cell office:value-type="string" calcext:value-type="string">
            <text:p>Pin</text:p>
          </table:table-cell>
          <table:table-cell table:style-name="ACE-22" table:formula="of:=[.H16]/[.H17]" office:value-type="float" office:value="4.24134246575342" calcext:value-type="float">
            <text:p>4.241E+00</text:p>
          </table:table-cell>
          <table:table-cell table:style-name="ACE-22" table:formula="of:=[.I16]/[.I17]" office:value-type="float" office:value="4.24134246575342" calcext:value-type="float">
            <text:p>4.241E+00</text:p>
          </table:table-cell>
          <table:table-cell table:style-name="ACE-31" table:formula="of:=[.J16]/[.J17]" office:value-type="float" office:value="4.24134246575342" calcext:value-type="float">
            <text:p>4.241E+00</text:p>
          </table:table-cell>
          <table:table-cell table:style-name="ACE-3" table:formula="of:=[.K16]/[.K17]" office:value-type="float" office:value="4.24134246575342" calcext:value-type="float">
            <text:p>4.24E+00</text:p>
          </table:table-cell>
          <table:table-cell table:style-name="ACE-3" table:formula="of:=[.L16]/[.L17]" office:value-type="float" office:value="6.0003488372093" calcext:value-type="float">
            <text:p>6.00E+00</text:p>
          </table:table-cell>
          <table:table-cell table:style-name="ACE-3" table:formula="of:=[.M16]/[.M17]" office:value-type="float" office:value="6.0003488372093" calcext:value-type="float">
            <text:p>6.00E+0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in_av @ Pmax</text:p>
          </table:table-cell>
          <table:table-cell/>
          <table:table-cell table:style-name="ACE-21" table:formula="of:=[.H18]/[.H9]" office:value-type="float" office:value="0.848268493150685" calcext:value-type="float">
            <text:p>0.848 </text:p>
          </table:table-cell>
          <table:table-cell table:style-name="ACE-21" table:formula="of:=[.I18]/[.I9]" office:value-type="float" office:value="0.848268493150685" calcext:value-type="float">
            <text:p>0.848 </text:p>
          </table:table-cell>
          <table:table-cell table:style-name="ACE-32" table:formula="of:=[.J18]/[.J9]" office:value-type="float" office:value="0.848268493150685" calcext:value-type="float">
            <text:p>0.848 </text:p>
          </table:table-cell>
          <table:table-cell table:style-name="ACE-21" table:formula="of:=[.K18]/[.K9]" office:value-type="float" office:value="0.848268493150685" calcext:value-type="float">
            <text:p>0.848 </text:p>
          </table:table-cell>
          <table:table-cell table:style-name="ACE-21" table:formula="of:=[.L18]/[.L9]" office:value-type="float" office:value="1.20006976744186" calcext:value-type="float">
            <text:p>1.200 </text:p>
          </table:table-cell>
          <table:table-cell table:style-name="ACE-21" table:formula="of:=[.M18]/[.M9]" office:value-type="float" office:value="1.20006976744186" calcext:value-type="float">
            <text:p>1.200 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0000" calcext:value-type="float">
            <text:p>40000</text:p>
          </table:table-cell>
          <table:table-cell table:style-name="ACE-29" office:value-type="float" office:value="40000" calcext:value-type="float">
            <text:p>4000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6" office:value-type="string" calcext:value-type="string">
            <text:p>Maximum Inductor for DCM (50% control range)</text:p>
          </table:table-cell>
          <table:table-cell table:style-name="ACE-6"/>
          <table:table-cell table:style-name="ACE-3" table:formula="of:=Vin^2/F/2/Vout/[.H16]*(Vout-Vin)/2" office:value-type="float" office:value="0.000048954471732078" calcext:value-type="float">
            <text:p>4.90E-05</text:p>
          </table:table-cell>
          <table:table-cell table:style-name="ACE-3" table:formula="of:=Vin^2/F/2/Vout/[.I16]*(Vout-Vin)/2" office:value-type="float" office:value="0.000048954471732078" calcext:value-type="float">
            <text:p>4.90E-05</text:p>
          </table:table-cell>
          <table:table-cell table:style-name="ACE-30" table:formula="of:=Vin^2/F/2/Vout/[.J16]*(Vout-Vin)/2" office:value-type="float" office:value="0.000048954471732078" calcext:value-type="float">
            <text:p>4.90E-0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alculated 40% ripple Current</text:p>
          </table:table-cell>
          <table:table-cell/>
          <table:table-cell table:style-name="ACE-21" table:formula="of:=[.H19]*0.4" office:value-type="float" office:value="0.339307397260274" calcext:value-type="float">
            <text:p>0.339 </text:p>
          </table:table-cell>
          <table:table-cell table:style-name="ACE-21" table:formula="of:=[.I19]*0.4" office:value-type="float" office:value="0.339307397260274" calcext:value-type="float">
            <text:p>0.339 </text:p>
          </table:table-cell>
          <table:table-cell table:style-name="ACE-32" table:formula="of:=[.J19]*0.4" office:value-type="float" office:value="0.339307397260274" calcext:value-type="float">
            <text:p>0.339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CM Inductance for 40% Iin ripple</text:p>
          </table:table-cell>
          <table:table-cell/>
          <table:table-cell table:style-name="ACE-3" table:number-columns-repeated="2"/>
          <table:table-cell table:style-name="ACE-30"/>
          <table:table-cell table:number-columns-repeated="1014"/>
        </table:table-row>
        <table:table-row table:style-name="ro1">
          <table:table-cell table:number-columns-repeated="5"/>
          <table:table-cell table:style-name="ACE-6" office:value-type="string" calcext:value-type="string">
            <text:p>Chosen Primary Inductance (flyback)</text:p>
          </table:table-cell>
          <table:table-cell table:number-columns-repeated="3"/>
          <table:table-cell table:style-name="ACE-29"/>
          <table:table-cell table:style-name="ACE-20" office:value-type="float" office:value="0.0000085" calcext:value-type="float">
            <text:p>8.50E-06</text:p>
          </table:table-cell>
          <table:table-cell table:style-name="ACE-20" office:value-type="float" office:value="0.000006" calcext:value-type="float">
            <text:p>6.00E-06</text:p>
          </table:table-cell>
          <table:table-cell table:style-name="ACE-20" office:value-type="float" office:value="0.0000047" calcext:value-type="float">
            <text:p>4.70E-06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ACE-6" office:value-type="string" calcext:value-type="string">
            <text:p>Chosen Boost Inductor</text:p>
          </table:table-cell>
          <table:table-cell table:style-name="ACE-6" office:value-type="string" calcext:value-type="string">
            <text:p>L_DCM</text:p>
          </table:table-cell>
          <table:table-cell table:number-columns-repeated="2" table:style-name="ACE-20" office:value-type="float" office:value="0.000033" calcext:value-type="float">
            <text:p>3.30E-05</text:p>
          </table:table-cell>
          <table:table-cell table:style-name="ACE-33" office:value-type="float" office:value="0.000033" calcext:value-type="float">
            <text:p>3.30E-05</text:p>
          </table:table-cell>
          <table:table-cell table:style-name="ACE-18" table:number-columns-repeated="3"/>
          <table:table-cell table:number-columns-repeated="1011"/>
        </table:table-row>
        <table:table-row table:style-name="ro1">
          <table:table-cell table:number-columns-repeated="5"/>
          <table:table-cell table:style-name="ACE-6" office:value-type="string" calcext:value-type="string">
            <text:p>Calculated DCM Duty Ratio</text:p>
          </table:table-cell>
          <table:table-cell table:style-name="ACE-6" office:value-type="string" calcext:value-type="string">
            <text:p>D_DCM</text:p>
          </table:table-cell>
          <table:table-cell table:style-name="ACE-17" table:formula="of:=SQRT(([.H18]+[.H49])/Vout*2*L_DCM*(Vout-Vin)/Vin^2*F)" office:value-type="float" office:value="0.68715873176356" calcext:value-type="float">
            <text:p>0.687</text:p>
          </table:table-cell>
          <table:table-cell table:style-name="ACE-17" table:formula="of:=SQRT([.I14]*2*L_DCM*(Vout-Vin)/Vin^2*F)" office:value-type="float" office:value="0.563176249499213" calcext:value-type="float">
            <text:p>0.563</text:p>
          </table:table-cell>
          <table:table-cell table:style-name="ACE-34" table:formula="of:=SQRT(([.J18]+[.J49])/[.J8]*2*[.J25]*([.J8]-[.J9])/[.J9]^2*[.J20])" office:value-type="float" office:value="0.68715873176356" calcext:value-type="float">
            <text:p>0.687</text:p>
          </table:table-cell>
          <table:table-cell table:style-name="ACE-17" table:formula="of:=SQRT(([.K14]*2*[.K24]*(Vout)/(Vin^2))*[.K20])" office:value-type="float" office:value="0.458846641046875" calcext:value-type="float">
            <text:p>0.459</text:p>
          </table:table-cell>
          <table:table-cell table:style-name="ACE-17" table:formula="of:=SQRT(([.L14]*2*[.L24]*([.L8])/([.L9]^2))*[.L20])" office:value-type="float" office:value="0.497689059554256" calcext:value-type="float">
            <text:p>0.498</text:p>
          </table:table-cell>
          <table:table-cell table:style-name="ACE-17" table:formula="of:=SQRT(([.M14]*2*[.M24]*([.M8])/([.M9]^2))*[.M20])" office:value-type="float" office:value="0.622940253956991" calcext:value-type="float">
            <text:p>0.62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6" office:value-type="string" calcext:value-type="string">
            <text:p>Peak I ripple for chosen L, (at Pmax for DCM)</text:p>
          </table:table-cell>
          <table:table-cell table:style-name="ACE-6"/>
          <table:table-cell table:style-name="ACE-16" table:formula="of:=([.H9]/[.H25])*[.H26]*1/[.H20]" office:value-type="float" office:value="2.60287398395288" calcext:value-type="float">
            <text:p>2.60</text:p>
          </table:table-cell>
          <table:table-cell table:style-name="ACE-16" table:formula="of:=([.I9]/[.I25])*[.I26]*1/[.I20]" office:value-type="float" office:value="2.1332433693152" calcext:value-type="float">
            <text:p>2.13</text:p>
          </table:table-cell>
          <table:table-cell table:style-name="ACE-35" table:formula="of:=([.J9]/[.J25])*[.J26]*1/[.J20]" office:value-type="float" office:value="2.60287398395288" calcext:value-type="float">
            <text:p>2.60</text:p>
          </table:table-cell>
          <table:table-cell table:style-name="ACE-16" table:formula="of:=([.K9]/[.K24])*[.K26]*1/[.K20]" office:value-type="float" office:value="2.69909788851103" calcext:value-type="float">
            <text:p>2.70</text:p>
          </table:table-cell>
          <table:table-cell table:style-name="ACE-16" table:formula="of:=([.L9]/[.L24])*[.L26]*1/[.L20]" office:value-type="float" office:value="4.1474088296188" calcext:value-type="float">
            <text:p>4.15</text:p>
          </table:table-cell>
          <table:table-cell table:style-name="ACE-16" table:formula="of:=([.M9]/[.M24])*[.M26]*1/[.M20]" office:value-type="float" office:value="3.31351198913293" calcext:value-type="float">
            <text:p>3.3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6" office:value-type="string" calcext:value-type="string">
            <text:p>MOSFET RMS CURRENT</text:p>
          </table:table-cell>
          <table:table-cell table:style-name="ACE-6"/>
          <table:table-cell table:style-name="ACE-16" table:formula="of:=Vin/L_DCM*D_DCM/F*SQRT(D_DCM/3)" office:value-type="float" office:value="1.24572175798861" calcext:value-type="float">
            <text:p>1.25</text:p>
          </table:table-cell>
          <table:table-cell table:style-name="ACE-16" table:formula="of:=Vin/L_DCM*D_DCM/F*SQRT(D_DCM/3)" office:value-type="float" office:value="1.24572175798861" calcext:value-type="float">
            <text:p>1.25</text:p>
          </table:table-cell>
          <table:table-cell table:style-name="ACE-35" table:formula="of:=[.J9]/[.J25]*[.J26]/[.J20]*SQRT([.J26]/3)" office:value-type="float" office:value="1.24572175798861" calcext:value-type="float">
            <text:p>1.25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6" office:value-type="string" calcext:value-type="string">
            <text:p>AVERAGE DIODE CURRENT</text:p>
          </table:table-cell>
          <table:table-cell table:style-name="ACE-6"/>
          <table:table-cell table:style-name="ACE-11" table:formula="of:=Vin^2*D_DCM^2/F/2/L_DCM/(Vout-Vin)" office:value-type="float" office:value="0.0276016602739726" calcext:value-type="float">
            <text:p>0.028</text:p>
          </table:table-cell>
          <table:table-cell table:style-name="ACE-11" table:formula="of:=Vin^2*D_DCM^2/F/2/L_DCM/(Vout-Vin)" office:value-type="float" office:value="0.0276016602739726" calcext:value-type="float">
            <text:p>0.028</text:p>
          </table:table-cell>
          <table:table-cell table:style-name="ACE-36" table:formula="of:=[.J9]^2*[.J26]^2/[.J20]/2/[.J25]/([.J8]-[.J9])" office:value-type="float" office:value="0.0276016602739726" calcext:value-type="float">
            <text:p>0.028</text:p>
          </table:table-cell>
          <table:table-cell/>
          <table:table-cell table:formula="of:=[.L28]/[.L27]" office:value-type="float" office:value="723.343206142457" calcext:value-type="float">
            <text:p>723.343206142457</text:p>
          </table:table-cell>
          <table:table-cell table:formula="of:=[.M28]/[.M27]" office:value-type="float" office:value="905.383777043472" calcext:value-type="float">
            <text:p>905.383777043472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6" table:number-columns-repeated="2"/>
          <table:table-cell table:style-name="ACE-16" table:number-columns-repeated="2"/>
          <table:table-cell table:style-name="ACE-35"/>
          <table:table-cell table:number-columns-repeated="1014"/>
        </table:table-row>
        <table:table-row table:style-name="ro1">
          <table:table-cell table:number-columns-repeated="5"/>
          <table:table-cell table:style-name="ACE-6" office:value-type="string" calcext:value-type="string">
            <text:p>Toff time (For ccm)</text:p>
          </table:table-cell>
          <table:table-cell table:style-name="ACE-6"/>
          <table:table-cell table:style-name="ACE-3" table:number-columns-repeated="2"/>
          <table:table-cell table:style-name="ACE-30"/>
          <table:table-cell table:number-columns-repeated="1014"/>
        </table:table-row>
        <table:table-row table:style-name="ro1">
          <table:table-cell table:number-columns-repeated="9"/>
          <table:table-cell table:style-name="ACE-29"/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ower FET Rdson</text:p>
          </table:table-cell>
          <table:table-cell office:value-type="string" calcext:value-type="string">
            <text:p>Rdson</text:p>
          </table:table-cell>
          <table:table-cell table:number-columns-repeated="2" office:value-type="float" office:value="0.12" calcext:value-type="float">
            <text:p>0.12</text:p>
          </table:table-cell>
          <table:table-cell table:style-name="ACE-29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ower FET Qgs (0 to 5v) (Coulum)</text:p>
          </table:table-cell>
          <table:table-cell office:value-type="string" calcext:value-type="string">
            <text:p>Q</text:p>
          </table:table-cell>
          <table:table-cell table:number-columns-repeated="2" table:style-name="ACE-3" office:value-type="float" office:value="0.000000045" calcext:value-type="float">
            <text:p>4.50E-08</text:p>
          </table:table-cell>
          <table:table-cell table:style-name="ACE-30" office:value-type="float" office:value="0.000000045" calcext:value-type="float">
            <text:p>4.50E-08</text:p>
          </table:table-cell>
          <table:table-cell table:style-name="ACE-3" office:value-type="float" office:value="0.000000015" calcext:value-type="float">
            <text:p>1.50E-08</text:p>
          </table:table-cell>
          <table:table-cell table:number-columns-repeated="2" table:style-name="ACE-3" office:value-type="float" office:value="0.000000016" calcext:value-type="float">
            <text:p>1.60E-08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urn off time (Power FET)</text:p>
          </table:table-cell>
          <table:table-cell/>
          <table:table-cell table:number-columns-repeated="2" table:style-name="ACE-3" office:value-type="float" office:value="0.000000068" calcext:value-type="float">
            <text:p>6.80E-08</text:p>
          </table:table-cell>
          <table:table-cell table:style-name="ACE-30" office:value-type="float" office:value="0.000000068" calcext:value-type="float">
            <text:p>6.80E-08</text:p>
          </table:table-cell>
          <table:table-cell table:number-columns-repeated="3" table:style-name="ACE-3" office:value-type="float" office:value="0.000000000068" calcext:value-type="float">
            <text:p>6.80E-1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on_Inductor</text:p>
          </table:table-cell>
          <table:table-cell office:value-type="string" calcext:value-type="string">
            <text:p>Rind</text:p>
          </table:table-cell>
          <table:table-cell table:number-columns-repeated="2" office:value-type="float" office:value="0.075" calcext:value-type="float">
            <text:p>0.075</text:p>
          </table:table-cell>
          <table:table-cell table:style-name="ACE-29" office:value-type="float" office:value="0.075" calcext:value-type="float">
            <text:p>0.075</text:p>
          </table:table-cell>
          <table:table-cell office:value-type="float" office:value="0.324" calcext:value-type="float">
            <text:p>0.324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sense Resistor</text:p>
          </table:table-cell>
          <table:table-cell office:value-type="string" calcext:value-type="string">
            <text:p>Rsen</text:p>
          </table:table-cell>
          <table:table-cell table:number-columns-repeated="2" office:value-type="float" office:value="0.11" calcext:value-type="float">
            <text:p>0.11</text:p>
          </table:table-cell>
          <table:table-cell table:style-name="ACE-29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Diode On Voltage</text:p>
          </table:table-cell>
          <table:table-cell office:value-type="string" calcext:value-type="string">
            <text:p>Vd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ACE-2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Diode reverse charge (Coulum)</text:p>
          </table:table-cell>
          <table:table-cell/>
          <table:table-cell table:number-columns-repeated="2" table:style-name="ACE-3" office:value-type="float" office:value="0.000000001" calcext:value-type="float">
            <text:p>1.00E-09</text:p>
          </table:table-cell>
          <table:table-cell table:style-name="ACE-30" office:value-type="float" office:value="0.000000001" calcext:value-type="float">
            <text:p>1.00E-09</text:p>
          </table:table-cell>
          <table:table-cell table:style-name="ACE-3" table:formula="of:=[.H39]" office:value-type="float" office:value="0.000000001" calcext:value-type="float">
            <text:p>1.00E-09</text:p>
          </table:table-cell>
          <table:table-cell table:style-name="ACE-3" table:formula="of:=[.I39]" office:value-type="float" office:value="0.000000001" calcext:value-type="float">
            <text:p>1.00E-09</text:p>
          </table:table-cell>
          <table:table-cell table:style-name="ACE-3" table:formula="of:=[.J39]" office:value-type="float" office:value="0.000000001" calcext:value-type="float">
            <text:p>1.00E-0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Diode Reverse Leakage</text:p>
          </table:table-cell>
          <table:table-cell/>
          <table:table-cell table:number-columns-repeated="2" table:style-name="ACE-3" office:value-type="float" office:value="0.0001" calcext:value-type="float">
            <text:p>1.00E-04</text:p>
          </table:table-cell>
          <table:table-cell table:style-name="ACE-30" office:value-type="float" office:value="0.0001" calcext:value-type="float">
            <text:p>1.00E-04</text:p>
          </table:table-cell>
          <table:table-cell table:number-columns-repeated="3" table:style-name="ACE-3" office:value-type="float" office:value="0.0001" calcext:value-type="float">
            <text:p>1.00E-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nubber Cap</text:p>
          </table:table-cell>
          <table:table-cell office:value-type="string" calcext:value-type="string">
            <text:p>Csnub</text:p>
          </table:table-cell>
          <table:table-cell table:number-columns-repeated="2" table:style-name="ACE-3" office:value-type="float" office:value="0.00000000066" calcext:value-type="float">
            <text:p>6.60E-10</text:p>
          </table:table-cell>
          <table:table-cell table:style-name="ACE-30" office:value-type="float" office:value="0.00000000066" calcext:value-type="float">
            <text:p>6.60E-10</text:p>
          </table:table-cell>
          <table:table-cell table:style-name="ACE-15" office:value-type="float" office:value="0.00000000066" calcext:value-type="float">
            <text:p>6.60E-010</text:p>
          </table:table-cell>
          <table:table-cell table:number-columns-repeated="2" table:style-name="ACE-15" office:value-type="float" office:value="0.000000000001" calcext:value-type="float">
            <text:p>1.00E-01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lyback leakage current</text:p>
          </table:table-cell>
          <table:table-cell office:value-type="string" calcext:value-type="string">
            <text:p>Llkg</text:p>
          </table:table-cell>
          <table:table-cell table:number-columns-repeated="2"/>
          <table:table-cell table:style-name="ACE-29"/>
          <table:table-cell table:style-name="ACE-15" office:value-type="float" office:value="0.0000001" calcext:value-type="float">
            <text:p>1.00E-007</text:p>
          </table:table-cell>
          <table:table-cell table:style-name="ACE-15" table:formula="of:=[.L24]*0.08" office:value-type="float" office:value="0.00000048" calcext:value-type="float">
            <text:p>4.80E-007</text:p>
          </table:table-cell>
          <table:table-cell table:style-name="ACE-15" office:value-type="float" office:value="0.00000015" calcext:value-type="float">
            <text:p>1.50E-007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lyback turn ration</text:p>
          </table:table-cell>
          <table:table-cell table:number-columns-repeated="3"/>
          <table:table-cell table:style-name="ACE-29"/>
          <table:table-cell table:style-name="ACE-15" office:value-type="float" office:value="5" calcext:value-type="float">
            <text:p>5.00E+000</text:p>
          </table:table-cell>
          <table:table-cell table:number-columns-repeated="2" table:style-name="ACE-15" office:value-type="float" office:value="10" calcext:value-type="float">
            <text:p>1.00E+0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cary inductance</text:p>
          </table:table-cell>
          <table:table-cell table:number-columns-repeated="3"/>
          <table:table-cell table:style-name="ACE-29"/>
          <table:table-cell table:style-name="ACE-15" table:formula="of:=[.K24]*[.K43]^2" office:value-type="float" office:value="0.0002125" calcext:value-type="float">
            <text:p>2.13E-004</text:p>
          </table:table-cell>
          <table:table-cell table:style-name="ACE-15" table:formula="of:=[.L24]*[.L43]^2" office:value-type="float" office:value="0.0006" calcext:value-type="float">
            <text:p>6.00E-004</text:p>
          </table:table-cell>
          <table:table-cell table:style-name="ACE-15" table:formula="of:=[.M24]*[.M43]^2" office:value-type="float" office:value="0.00047" calcext:value-type="float">
            <text:p>4.70E-0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Resistance</text:p>
          </table:table-cell>
          <table:table-cell table:number-columns-repeated="3"/>
          <table:table-cell table:style-name="ACE-29"/>
          <table:table-cell table:style-name="ACE-15" table:formula="of:=0.324*5" office:value-type="float" office:value="1.62" calcext:value-type="float">
            <text:p>1.62E+000</text:p>
          </table:table-cell>
          <table:table-cell table:style-name="ACE-15" table:formula="of:=0.324*5" office:value-type="float" office:value="1.62" calcext:value-type="float">
            <text:p>1.62E+000</text:p>
          </table:table-cell>
          <table:table-cell table:style-name="ACE-15" table:formula="of:=0.324*5" office:value-type="float" office:value="1.62" calcext:value-type="float">
            <text:p>1.62E+00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ET Channel Current with snubber at turn off</text:p>
          </table:table-cell>
          <table:table-cell/>
          <table:table-cell table:number-columns-repeated="2" office:value-type="float" office:value="0.14" calcext:value-type="float">
            <text:p>0.14</text:p>
          </table:table-cell>
          <table:table-cell table:style-name="ACE-29" office:value-type="float" office:value="0.14" calcext:value-type="float">
            <text:p>0.14</text:p>
          </table:table-cell>
          <table:table-cell table:number-columns-repeated="3" office:value-type="float" office:value="0.14" calcext:value-type="float">
            <text:p>0.1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in – trace resistance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table:style-name="ACE-29" office:value-type="float" office:value="0.03" calcext:value-type="float">
            <text:p>0.03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lyback FET voltage trace</text:p>
          </table:table-cell>
          <table:table-cell table:number-columns-repeated="3"/>
          <table:table-cell table:style-name="ACE-29"/>
          <table:table-cell/>
          <table:table-cell table:formula="of:=[.L8]/[.L10]+[.L9]" office:value-type="float" office:value="25.875" calcext:value-type="float">
            <text:p>25.875</text:p>
          </table:table-cell>
          <table:table-cell table:formula="of:=[.M8]/[.M10]+[.M9]" office:value-type="float" office:value="21.0576923076923" calcext:value-type="float">
            <text:p>21.057692307692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7" office:value-type="string" calcext:value-type="string">
            <text:p>Recycled Power due to snubber</text:p>
          </table:table-cell>
          <table:table-cell/>
          <table:table-cell table:style-name="ACE-23" table:formula="of:=0.5*[.H8]^2*[.H41]*[.H20]" office:value-type="float" office:value="0.3681348" calcext:value-type="float">
            <text:p>0.3681</text:p>
          </table:table-cell>
          <table:table-cell table:style-name="ACE-23" table:formula="of:=0.5*[.I8]^2*[.I41]*[.I20]" office:value-type="float" office:value="0.3681348" calcext:value-type="float">
            <text:p>0.3681</text:p>
          </table:table-cell>
          <table:table-cell table:style-name="ACE-37" table:formula="of:=0.5*[.J8]^2*[.J41]*[.J20]" office:value-type="float" office:value="0.3681348" calcext:value-type="float">
            <text:p>0.3681</text:p>
          </table:table-cell>
          <table:table-cell table:style-name="ACE-11" table:number-columns-repeated="3"/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fet_conduction Loss</text:p>
          </table:table-cell>
          <table:table-cell table:style-name="ACE-9" office:value-type="string" calcext:value-type="string">
            <text:p>FET Conduction</text:p>
          </table:table-cell>
          <table:table-cell table:style-name="ACE-12" table:formula="of:=(Rdson)*((Vin^2)*(D_DCM^3)*((1/F)^2)/(L_DCM^2)/3)" office:value-type="float" office:value="0.186218723799147" calcext:value-type="float">
            <text:p>0.186</text:p>
          </table:table-cell>
          <table:table-cell table:style-name="ACE-13" table:formula="of:=(Rdson)*((Vin^2)*(D_DCM^3)*((1/F)^2)/(L_DCM^2)/3)" office:value-type="float" office:value="0.186218723799147" calcext:value-type="float">
            <text:p>0.1862 </text:p>
          </table:table-cell>
          <table:table-cell table:style-name="ACE-38" table:formula="of:=([.J33])*(([.J9]^2)*([.J26]^3)*((1/[.J20])^2)/([.J25]^2)/3)" office:value-type="float" office:value="0.186218723799147" calcext:value-type="float">
            <text:p>0.1862 </text:p>
          </table:table-cell>
          <table:table-cell table:style-name="ACE-11" table:formula="of:=([.K33])*((Vin^2)*([.K26]^3)*((1/[.K20])^2)/([.K24]^2)/3)" office:value-type="float" office:value="0.133710286407201" calcext:value-type="float">
            <text:p>0.134</text:p>
          </table:table-cell>
          <table:table-cell table:style-name="ACE-11" table:formula="of:=([.L33])*(([.L9]^2)*([.L26]^3)*((1/[.L20])^2)/([.L24]^2)/3)" office:value-type="float" office:value="0.0285358317113092" calcext:value-type="float">
            <text:p>0.029</text:p>
          </table:table-cell>
          <table:table-cell table:style-name="ACE-11" table:formula="of:=([.M33])*(([.M9]^2)*([.M26]^3)*((1/[.M20])^2)/([.M24]^2)/3)" office:value-type="float" office:value="0.0227982878900302" calcext:value-type="float">
            <text:p>0.02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r_sense_conduction_loss</text:p>
          </table:table-cell>
          <table:table-cell table:style-name="ACE-9" office:value-type="string" calcext:value-type="string">
            <text:p>Sense Resistor</text:p>
          </table:table-cell>
          <table:table-cell table:style-name="ACE-12" table:formula="of:=(Rsen)*((Vin^2)*(D_DCM^3)*((1/F)^2)/(L_DCM^2)/3)" office:value-type="float" office:value="0.170700496815885" calcext:value-type="float">
            <text:p>0.171</text:p>
          </table:table-cell>
          <table:table-cell table:style-name="ACE-13" table:formula="of:=(Rsen)*((Vin^2)*(D_DCM^3)*((1/F)^2)/(L_DCM^2)/3)" office:value-type="float" office:value="0.170700496815885" calcext:value-type="float">
            <text:p>0.1707 </text:p>
          </table:table-cell>
          <table:table-cell table:style-name="ACE-38" table:formula="of:=([.J37])*(([.J9]^2)*([.J26]^3)*((1/[.J20])^2)/([.J25]^2)/3)" office:value-type="float" office:value="0.170700496815885" calcext:value-type="float">
            <text:p>0.1707 </text:p>
          </table:table-cell>
          <table:table-cell table:style-name="ACE-11" table:formula="of:=([.K37])*((Vin^2)*([.K26]^3)*((1/[.K20])^2)/([.K24]^2)/3)" office:value-type="float" office:value="0.122567762539935" calcext:value-type="float">
            <text:p>0.123</text:p>
          </table:table-cell>
          <table:table-cell table:style-name="ACE-11" table:formula="of:=([.L37])*(([.L9]^2)*([.L26]^3)*((1/[.L20])^2)/([.L24]^2)/3)" office:value-type="float" office:value="0.0285358317113092" calcext:value-type="float">
            <text:p>0.029</text:p>
          </table:table-cell>
          <table:table-cell table:style-name="ACE-11" table:formula="of:=([.M37])*(([.M9]^2)*([.M26]^3)*((1/[.M20])^2)/([.M24]^2)/3)" office:value-type="float" office:value="0.0227982878900302" calcext:value-type="float">
            <text:p>0.02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FET gate loss</text:p>
          </table:table-cell>
          <table:table-cell table:style-name="ACE-9" office:value-type="string" calcext:value-type="string">
            <text:p>FET Gate</text:p>
          </table:table-cell>
          <table:table-cell table:style-name="ACE-12" table:formula="of:=Q*Vin*F" office:value-type="float" office:value="0.009" calcext:value-type="float">
            <text:p>0.009</text:p>
          </table:table-cell>
          <table:table-cell table:style-name="ACE-13" table:formula="of:=Q*Vin*F" office:value-type="float" office:value="0.009" calcext:value-type="float">
            <text:p>0.0090 </text:p>
          </table:table-cell>
          <table:table-cell table:style-name="ACE-38" table:formula="of:=[.J34]*[.J9]*[.J20]" office:value-type="float" office:value="0.009" calcext:value-type="float">
            <text:p>0.0090 </text:p>
          </table:table-cell>
          <table:table-cell table:style-name="ACE-13" table:formula="of:=Q*Vin*F" office:value-type="float" office:value="0.009" calcext:value-type="float">
            <text:p>0.0090 </text:p>
          </table:table-cell>
          <table:table-cell table:style-name="ACE-13" table:formula="of:=[.L34]*[.L9]*[.L20]" office:value-type="float" office:value="0.008" calcext:value-type="float">
            <text:p>0.0080 </text:p>
          </table:table-cell>
          <table:table-cell table:style-name="ACE-13" table:formula="of:=[.M34]*[.M9]*[.M20]" office:value-type="float" office:value="0.016" calcext:value-type="float">
            <text:p>0.0160 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Fet Turn Off Losses</text:p>
          </table:table-cell>
          <table:table-cell table:style-name="ACE-9" office:value-type="string" calcext:value-type="string">
            <text:p>FET Turn off</text:p>
          </table:table-cell>
          <table:table-cell table:style-name="ACE-12" table:formula="of:=[.H46]*0.5*[.H35]*Vout*F" office:value-type="float" office:value="0.0317968" calcext:value-type="float">
            <text:p>0.032</text:p>
          </table:table-cell>
          <table:table-cell table:style-name="ACE-14" table:formula="of:=[.I46]*0.5*[.I35]*Vout*F" office:value-type="float" office:value="0.0317968" calcext:value-type="float">
            <text:p>0.0318 </text:p>
          </table:table-cell>
          <table:table-cell table:style-name="ACE-39" table:formula="of:=[.J46]*0.5*[.J35]*Vout*F" office:value-type="float" office:value="0.0317968" calcext:value-type="float">
            <text:p>0.0318 </text:p>
          </table:table-cell>
          <table:table-cell table:style-name="ACE-14" table:formula="of:=[.K46]*0.5*[.K35]*Vout*F" office:value-type="float" office:value="0.0000317968" calcext:value-type="float">
            <text:p>0.0000 </text:p>
          </table:table-cell>
          <table:table-cell table:style-name="ACE-14" table:formula="of:=[.L46]*0.5*[.L35]*[.L8]*[.L20]" office:value-type="float" office:value="0.000079492" calcext:value-type="float">
            <text:p>0.0001 </text:p>
          </table:table-cell>
          <table:table-cell table:style-name="ACE-14" table:formula="of:=[.M46]*0.5*[.M35]*[.M8]*[.M20]" office:value-type="float" office:value="0.000158984" calcext:value-type="float">
            <text:p>0.0002 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Diode Reverse Leakage</text:p>
          </table:table-cell>
          <table:table-cell table:style-name="ACE-9" office:value-type="string" calcext:value-type="string">
            <text:p>Diode Leakage</text:p>
          </table:table-cell>
          <table:table-cell table:style-name="ACE-12" table:formula="of:=[.H40]*Vout*(1-[.H26])" office:value-type="float" office:value="0.00522444917954855" calcext:value-type="float">
            <text:p>0.005</text:p>
          </table:table-cell>
          <table:table-cell table:style-name="ACE-14" table:formula="of:=[.I40]*Vout*(1-[.I26])" office:value-type="float" office:value="0.00729495663336314" calcext:value-type="float">
            <text:p>0.0073 </text:p>
          </table:table-cell>
          <table:table-cell table:style-name="ACE-39" table:formula="of:=[.J40]*[.J8]*(1-[.J26])" office:value-type="float" office:value="0.00522444917954855" calcext:value-type="float">
            <text:p>0.0052 </text:p>
          </table:table-cell>
          <table:table-cell table:style-name="ACE-11" table:number-columns-repeated="3"/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L _conduction</text:p>
          </table:table-cell>
          <table:table-cell table:style-name="ACE-9" office:value-type="string" calcext:value-type="string">
            <text:p>Inductor Conduction</text:p>
          </table:table-cell>
          <table:table-cell table:style-name="ACE-12" table:formula="of:=[.H50]*(1+Vin/(Vout-Vin))/(Rdson)*Rind" office:value-type="float" office:value="0.119978884546518" calcext:value-type="float">
            <text:p>0.120</text:p>
          </table:table-cell>
          <table:table-cell table:style-name="ACE-13" table:formula="of:=[.I50]*(1+Vin/(Vout-Vin))/(Rdson)*Rind" office:value-type="float" office:value="0.119978884546518" calcext:value-type="float">
            <text:p>0.1200 </text:p>
          </table:table-cell>
          <table:table-cell table:style-name="ACE-38" table:formula="of:=[.J50]*(1+[.J9]/([.J8]-[.J9]))/([.J33])*[.J36]" office:value-type="float" office:value="0.119978884546518" calcext:value-type="float">
            <text:p>0.1200 </text:p>
          </table:table-cell>
          <table:table-cell table:style-name="ACE-11" table:formula="of:=[.K51]/[.K37]*[.K36]" office:value-type="float" office:value="0.361017773299444" calcext:value-type="float">
            <text:p>0.361</text:p>
          </table:table-cell>
          <table:table-cell table:style-name="ACE-11" table:formula="of:=[.L51]/[.L37]*[.L36]" office:value-type="float" office:value="0.34242998053571" calcext:value-type="float">
            <text:p>0.342</text:p>
          </table:table-cell>
          <table:table-cell table:style-name="ACE-11" table:formula="of:=[.M51]/[.M37]*[.M36]" office:value-type="float" office:value="0.205184591010272" calcext:value-type="float">
            <text:p>0.20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L _ Magnetic Loss (at F)</text:p>
          </table:table-cell>
          <table:table-cell table:style-name="ACE-9" office:value-type="string" calcext:value-type="string">
            <text:p>Inductor Magnetic</text:p>
          </table:table-cell>
          <table:table-cell table:style-name="ACE-12" office:value-type="float" office:value="0.58" calcext:value-type="float">
            <text:p>0.580</text:p>
          </table:table-cell>
          <table:table-cell table:style-name="ACE-24" office:value-type="float" office:value="0.58" calcext:value-type="float">
            <text:p>0.5800 </text:p>
          </table:table-cell>
          <table:table-cell table:style-name="ACE-40" office:value-type="float" office:value="0.58" calcext:value-type="float">
            <text:p>0.5800 </text:p>
          </table:table-cell>
          <table:table-cell table:style-name="ACE-11" office:value-type="float" office:value="0.58" calcext:value-type="float">
            <text:p>0.580</text:p>
          </table:table-cell>
          <table:table-cell table:number-columns-repeated="2" table:style-name="ACE-11" office:value-type="float" office:value="0.12" calcext:value-type="float">
            <text:p>0.12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D reverse recovery</text:p>
          </table:table-cell>
          <table:table-cell table:style-name="ACE-9" office:value-type="string" calcext:value-type="string">
            <text:p>Diode Rev. Recovery</text:p>
          </table:table-cell>
          <table:table-cell table:style-name="ACE-12" office:value-type="float" office:value="0" calcext:value-type="float">
            <text:p>0.000</text:p>
          </table:table-cell>
          <table:table-cell table:style-name="ACE-13" office:value-type="float" office:value="0" calcext:value-type="float">
            <text:p>- </text:p>
          </table:table-cell>
          <table:table-cell table:style-name="ACE-38" office:value-type="float" office:value="0" calcext:value-type="float">
            <text:p>- </text:p>
          </table:table-cell>
          <table:table-cell table:style-name="ACE-11" table:number-columns-repeated="3"/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D conduction Loss</text:p>
          </table:table-cell>
          <table:table-cell table:style-name="ACE-9" office:value-type="string" calcext:value-type="string">
            <text:p>Diode Conduction</text:p>
          </table:table-cell>
          <table:table-cell table:style-name="ACE-12" table:formula="of:=Vin^2*D_DCM^2/2/L_DCM/(Vout-Vin)/F*Vdon" office:value-type="float" office:value="0.0276016602739726" calcext:value-type="float">
            <text:p>0.028</text:p>
          </table:table-cell>
          <table:table-cell table:style-name="ACE-13" table:formula="of:=Vin^2*D_DCM^2/2/L_DCM/(Vout-Vin)/F*Vdon" office:value-type="float" office:value="0.0276016602739726" calcext:value-type="float">
            <text:p>0.0276 </text:p>
          </table:table-cell>
          <table:table-cell table:style-name="ACE-38" table:formula="of:=[.J9]^2*[.J26]^2/2/[.J25]/([.J8]-[.J9])/[.J20]*[.J38]" office:value-type="float" office:value="0.0276016602739726" calcext:value-type="float">
            <text:p>0.0276 </text:p>
          </table:table-cell>
          <table:table-cell table:style-name="ACE-13" table:formula="of:=Vin^2*D_DCM^2/2/L_DCM/(Vout-Vin)/F*Vdon" office:value-type="float" office:value="0.0276016602739726" calcext:value-type="float">
            <text:p>0.0276 </text:p>
          </table:table-cell>
          <table:table-cell table:style-name="ACE-13" table:formula="of:=[.L9]^2*[.L26]^2/2/[.L24]/([.L8]-[.L9])/[.L20]*[.L38]" office:value-type="float" office:value="0.0318537037037037" calcext:value-type="float">
            <text:p>0.0319 </text:p>
          </table:table-cell>
          <table:table-cell table:style-name="ACE-13" table:formula="of:=[.M9]^2*[.M26]^2/2/[.M24]/([.M8]-[.M9])/[.M20]*[.M38]" office:value-type="float" office:value="0.0318537037037037" calcext:value-type="float">
            <text:p>0.0319 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snubber</text:p>
          </table:table-cell>
          <table:table-cell table:style-name="ACE-9" office:value-type="string" calcext:value-type="string">
            <text:p>Snubber Dissapation</text:p>
          </table:table-cell>
          <table:table-cell table:style-name="ACE-12" office:value-type="float" office:value="0" calcext:value-type="float">
            <text:p>0.000</text:p>
          </table:table-cell>
          <table:table-cell table:style-name="ACE-13"/>
          <table:table-cell table:style-name="ACE-38"/>
          <table:table-cell table:style-name="ACE-11" table:formula="of:=0.5*[.K42]*([.K10]/[.K24]*[.K26]*1/[.K20])^2*[.K20]" office:value-type="float" office:value="0.0364256470588235" calcext:value-type="float">
            <text:p>0.036</text:p>
          </table:table-cell>
          <table:table-cell table:style-name="ACE-11" table:formula="of:=0.5*[.L42]*([.L9]/[.L24]*[.L26]*1/[.L20])^2*[.L20]" office:value-type="float" office:value="0.412824" calcext:value-type="float">
            <text:p>0.413</text:p>
          </table:table-cell>
          <table:table-cell table:style-name="ACE-11" table:formula="of:=0.5*[.M42]*([.M9]/[.M24]*[.M26]*1/[.M20])^2*[.M20]" office:value-type="float" office:value="0.164690425531915" calcext:value-type="float">
            <text:p>0.16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Rin Trace Losses</text:p>
          </table:table-cell>
          <table:table-cell table:style-name="ACE-9" office:value-type="string" calcext:value-type="string">
            <text:p>Input Trace Resistance</text:p>
          </table:table-cell>
          <table:table-cell table:style-name="ACE-12" table:formula="of:=[.H47]*([.H18]/[.H9])^2" office:value-type="float" office:value="0.021586783094164" calcext:value-type="float">
            <text:p>0.022</text:p>
          </table:table-cell>
          <table:table-cell table:style-name="ACE-13" table:formula="of:=[.I47]*([.I18]/[.I9])^2" office:value-type="float" office:value="0.021586783094164" calcext:value-type="float">
            <text:p>0.0216 </text:p>
          </table:table-cell>
          <table:table-cell table:style-name="ACE-38" table:formula="of:=[.J47]*([.J18]/[.J9])^2" office:value-type="float" office:value="0.021586783094164" calcext:value-type="float">
            <text:p>0.0216 </text:p>
          </table:table-cell>
          <table:table-cell table:style-name="ACE-12" table:formula="of:=[.K47]*([.K18]/[.K9])^2" office:value-type="float" office:value="0.021586783094164" calcext:value-type="float">
            <text:p>0.022</text:p>
          </table:table-cell>
          <table:table-cell table:style-name="ACE-12" table:formula="of:=[.L47]*([.L18]/[.L9])^2" office:value-type="float" office:value="0.0432050234018388" calcext:value-type="float">
            <text:p>0.043</text:p>
          </table:table-cell>
          <table:table-cell table:style-name="ACE-12" table:formula="of:=[.M47]*([.M18]/[.M9])^2" office:value-type="float" office:value="0.0432050234018388" calcext:value-type="float">
            <text:p>0.04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ACE-8" office:value-type="string" calcext:value-type="string">
            <text:p>P secondary conduction Flyback</text:p>
          </table:table-cell>
          <table:table-cell table:style-name="ACE-9" office:value-type="string" calcext:value-type="string">
            <text:p>Secondary Conduction</text:p>
          </table:table-cell>
          <table:table-cell table:style-name="ACE-12" office:value-type="float" office:value="0" calcext:value-type="float">
            <text:p>0.000</text:p>
          </table:table-cell>
          <table:table-cell table:style-name="ACE-13"/>
          <table:table-cell table:style-name="ACE-41"/>
          <table:table-cell table:style-name="ACE-11" table:formula="of:=[.K55]/[.K43]" office:value-type="float" office:value="0.0722035546598888" calcext:value-type="float">
            <text:p>0.072</text:p>
          </table:table-cell>
          <table:table-cell table:style-name="ACE-11" table:formula="of:=[.L55]/[.L43]" office:value-type="float" office:value="0.034242998053571" calcext:value-type="float">
            <text:p>0.034</text:p>
          </table:table-cell>
          <table:table-cell table:style-name="ACE-11" table:formula="of:=[.M55]/[.M43]" office:value-type="float" office:value="0.0205184591010272" calcext:value-type="float">
            <text:p>0.02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ACE-3"/>
          <table:table-cell table:number-columns-repeated="2"/>
          <table:table-cell table:style-name="ACE-8" office:value-type="string" calcext:value-type="string">
            <text:p>Ptotal (Pmax)</text:p>
          </table:table-cell>
          <table:table-cell table:style-name="ACE-10" office:value-type="string" calcext:value-type="string">
            <text:p>Total</text:p>
          </table:table-cell>
          <table:table-cell table:style-name="ACE-19" table:formula="of:=SUM([.H50:.H61])" office:value-type="float" office:value="1.15210779770923" calcext:value-type="float">
            <text:p>1.152</text:p>
          </table:table-cell>
          <table:table-cell table:style-name="ACE-25" table:formula="of:=SUM([.I50:.I61])" office:value-type="float" office:value="1.15417830516305" calcext:value-type="float">
            <text:p>1.1542 </text:p>
          </table:table-cell>
          <table:table-cell table:style-name="ACE-25" table:formula="of:=SUM([.J50:.J61])" office:value-type="float" office:value="1.15210779770924" calcext:value-type="float">
            <text:p>1.1521 </text:p>
          </table:table-cell>
          <table:table-cell table:style-name="ACE-25" table:formula="of:=SUM([.K50:.K61])" office:value-type="float" office:value="1.36414526413343" calcext:value-type="float">
            <text:p>1.3641 </text:p>
          </table:table-cell>
          <table:table-cell table:style-name="ACE-25" table:formula="of:=SUM([.L50:.L61])" office:value-type="float" office:value="1.04970686111744" calcext:value-type="float">
            <text:p>1.0497 </text:p>
          </table:table-cell>
          <table:table-cell table:style-name="ACE-25" table:formula="of:=SUM([.M50:.M61])" office:value-type="float" office:value="0.647207762528817" calcext:value-type="float">
            <text:p>0.6472 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 calcext:value-type="string">
            <text:p>Calc Eff</text:p>
          </table:table-cell>
          <table:table-cell/>
          <table:table-cell table:style-name="ACE-26" table:formula="of:=[.H16]/([.H16]+[.H62])" office:value-type="float" office:value="0.728806556295344" calcext:value-type="float">
            <text:p>0.7288065562953</text:p>
          </table:table-cell>
          <table:table-cell table:style-name="ACE-26" table:formula="of:=[.I16]/([.I16]+[.I62])" office:value-type="float" office:value="0.728451527542741" calcext:value-type="float">
            <text:p>0.7284515275427</text:p>
          </table:table-cell>
          <table:table-cell table:style-name="ACE-26" table:formula="of:=[.J16]/([.J16]+[.J62])" office:value-type="float" office:value="0.728806556295344" calcext:value-type="float">
            <text:p>0.7288065562953</text:p>
          </table:table-cell>
          <table:table-cell table:style-name="ACE-26" table:formula="of:=[.K16]/([.K16]+[.K62])" office:value-type="float" office:value="0.694160137803658" calcext:value-type="float">
            <text:p>0.6941601378037</text:p>
          </table:table-cell>
          <table:table-cell table:style-name="ACE-26" table:formula="of:=[.L16]/([.L16]+[.L62])" office:value-type="float" office:value="0.830965265483047" calcext:value-type="float">
            <text:p>0.830965265483</text:p>
          </table:table-cell>
          <table:table-cell table:style-name="ACE-26" table:formula="of:=[.M16]/([.M16]+[.M62])" office:value-type="float" office:value="0.888556711588966" calcext:value-type="float">
            <text:p>0.88855671158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ACE-15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ACE-4"/>
          <table:table-cell table:style-name="ACE-5"/>
          <table:table-cell/>
          <table:table-cell table:style-name="ACE-8"/>
          <table:table-cell table:number-columns-repeated="1018"/>
        </table:table-row>
        <table:table-row table:style-name="ro1">
          <table:table-cell table:number-columns-repeated="2"/>
          <table:table-cell table:style-name="ACE-4"/>
          <table:table-cell table:number-columns-repeated="4"/>
          <table:table-cell table:style-name="ACE-27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[.L66]*[.L67]" office:value-type="float" office:value="7000" calcext:value-type="float">
            <text:p>7000</text:p>
          </table:table-cell>
          <table:table-cell table:formula="of:=[.M66]/[.M67]" office:value-type="float" office:value="666.666666666667" calcext:value-type="float">
            <text:p>666.666666666667</text:p>
          </table:table-cell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DCM_and_CCM_Loss_Analysis.$A$1" table:expression="#REF!"/>
          <table:named-expression table:name="Sheet_Title" table:base-cell-address="$DCM_and_CCM_Loss_Analysis.$A$1" table:expression="&quot;DCM_and_CCM_Loss_Analysis&quot;"/>
        </table:named-expressions>
      </table:table>
      <table:named-expressions>
        <table:named-range table:name="Csnub" table:base-cell-address="$DCM_and_CCM_Loss_Analysis.$A$1" table:cell-range-address="$DCM_and_CCM_Loss_Analysis.$H$41" table:range-usable-as="repeat-column repeat-row filter print-range"/>
        <table:named-range table:name="D" table:base-cell-address="$DCM_and_CCM_Loss_Analysis.$A$1" table:cell-range-address="$DCM_and_CCM_Loss_Analysis.$H$11" table:range-usable-as="repeat-column repeat-row filter print-range"/>
        <table:named-range table:name="D_DCM" table:base-cell-address="$DCM_and_CCM_Loss_Analysis.$A$1" table:cell-range-address="$DCM_and_CCM_Loss_Analysis.$H$26" table:range-usable-as="repeat-column repeat-row filter print-range"/>
        <table:named-range table:name="F" table:base-cell-address="$DCM_and_CCM_Loss_Analysis.$A$1" table:cell-range-address="$DCM_and_CCM_Loss_Analysis.$H$20" table:range-usable-as="repeat-column repeat-row filter print-range"/>
        <table:named-range table:name="L" table:base-cell-address="$DCM_and_CCM_Loss_Analysis.$A$1" table:cell-range-address="$DCM_and_CCM_Loss_Analysis.$H$25" table:range-usable-as="repeat-column repeat-row filter print-range"/>
        <table:named-range table:name="L_DCM" table:base-cell-address="$DCM_and_CCM_Loss_Analysis.$A$1" table:cell-range-address="$DCM_and_CCM_Loss_Analysis.$H$25" table:range-usable-as="repeat-column repeat-row filter print-range"/>
        <table:named-range table:name="Pin" table:base-cell-address="$DCM_and_CCM_Loss_Analysis.$A$1" table:cell-range-address="$DCM_and_CCM_Loss_Analysis.$L$18" table:range-usable-as="repeat-column repeat-row filter print-range"/>
        <table:named-range table:name="Q" table:base-cell-address="$DCM_and_CCM_Loss_Analysis.$A$1" table:cell-range-address="$DCM_and_CCM_Loss_Analysis.$H$34" table:range-usable-as="repeat-column repeat-row filter print-range"/>
        <table:named-range table:name="Rdson" table:base-cell-address="$DCM_and_CCM_Loss_Analysis.$A$1" table:cell-range-address="$DCM_and_CCM_Loss_Analysis.$H$33" table:range-usable-as="repeat-column repeat-row filter print-range"/>
        <table:named-range table:name="Rind" table:base-cell-address="$DCM_and_CCM_Loss_Analysis.$A$1" table:cell-range-address="$DCM_and_CCM_Loss_Analysis.$H$36" table:range-usable-as="repeat-column repeat-row filter print-range"/>
        <table:named-range table:name="Rsen" table:base-cell-address="$DCM_and_CCM_Loss_Analysis.$A$1" table:cell-range-address="$DCM_and_CCM_Loss_Analysis.$H$37" table:range-usable-as="repeat-column repeat-row filter print-range"/>
        <table:named-range table:name="Vdon" table:base-cell-address="$DCM_and_CCM_Loss_Analysis.$A$1" table:cell-range-address="$DCM_and_CCM_Loss_Analysis.$H$38" table:range-usable-as="repeat-column repeat-row filter print-range"/>
        <table:named-range table:name="Vin" table:base-cell-address="$DCM_and_CCM_Loss_Analysis.$A$1" table:cell-range-address="$DCM_and_CCM_Loss_Analysis.$H$9" table:range-usable-as="repeat-column repeat-row filter print-range"/>
        <table:named-range table:name="Vout" table:base-cell-address="$DCM_and_CCM_Loss_Analysis.$A$1" table:cell-range-address="$DCM_and_CCM_Loss_Analysis.$H$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1"/>
      <number:text> </number:text>
    </number:number-style>
    <number:number-style style:name="N122">
      <number:text> (</number:text>
      <number:number number:decimal-places="0" loext:min-decimal-places="0" number:min-integer-digits="1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P1" style:volatile="true">
      <number:text> (</number:text>
      <number:number number:decimal-places="0" loext:min-decimal-places="0" number:min-integer-digits="1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3" loext:min-decimal-places="3" number:min-integer-digits="1" number:grouping="true"/>
      <number:text> </number:text>
    </number:number-style>
    <number:number-style style:name="N126">
      <number:text> (</number:text>
      <number:number number:decimal-places="3" loext:min-decimal-places="3" number:min-integer-digits="1" number:grouping="true"/>
      <number:text>)</number:text>
    </number:number-style>
    <number:number-style style:name="N127P0" style:volatile="true">
      <number:number number:decimal-places="3" loext:min-decimal-places="3" number:min-integer-digits="1" number:grouping="true"/>
      <number:text> </number:text>
    </number:number-style>
    <number:number-style style:name="N127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2" loext:min-decimal-places="2" number:min-integer-digits="1" number:grouping="true"/>
      <number:text> </number:text>
    </number:number-style>
    <number:number-style style:name="N131">
      <number:text> (</number:text>
      <number:number number:decimal-places="2" loext:min-decimal-places="2" number:min-integer-digits="1" number:grouping="true"/>
      <number:text>)</number:text>
    </number:number-style>
    <number:number-style style:name="N132">
      <number:text>-</number:text>
      <number:number number:decimal-places="0" loext:min-decimal-places="0" number:min-integer-digits="2"/>
      <number:text> </number:text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-</number:text>
      <number:number number:decimal-places="0" loext:min-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loext:min-decimal-places="3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  <number:text> </number:text>
    </number:number-style>
    <number:number-style style:name="N138">
      <number:text> (</number:text>
      <number:number number:decimal-places="4" loext:min-decimal-places="4" number:min-integer-digits="1" number:grouping="true"/>
      <number:text>)</number:text>
    </number:number-style>
    <number:number-style style:name="N139P0" style:volatile="true">
      <number:number number:decimal-places="4" loext:min-decimal-places="4" number:min-integer-digits="1" number:grouping="true"/>
      <number:text> </number:text>
    </number:number-style>
    <number:number-style style:name="N139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4" loext:min-decimal-places="4" number:min-integer-digits="1" number:grouping="true"/>
      <number:text> </number:text>
    </number:number-style>
    <number:number-style style:name="N140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loext:min-decimal-places="0" number:min-integer-digits="2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scale-to="100%" style:writing-mode="lr-tb" gnm:style-print="" style:print="charts drawings objects"/>
      <style:header-style>
        <style:header-footer-properties fo:min-height="28.35pt" fo:margin-left="0pt" fo:margin-right="0pt" fo:margin-bottom="0pt" fo:border="none" fo:padding="0pt" style:shadow="none"/>
      </style:header-style>
      <style:footer-style>
        <style:header-footer-properties fo:min-height="28.35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21:40:44.195802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DCM_5f_and_5f_CCM_5f_Loss_5f_Analysis" style:display-name="DCM_and_CCM_Loss_Analysis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21:40:50.796698994</dc:date>
    <meta:creation-date>2017-07-21T19:13:10Z</meta:creation-date>
    <meta:editing-cycles>30</meta:editing-cycles>
    <meta:editing-duration>PT16H31M5S</meta:editing-duration>
    <meta:generator>LibreOffice/5.4.6.2$Linux_X86_64 LibreOffice_project/40m0$Build-2</meta:generator>
    <meta:initial-creator>Smith, Mark</meta:initial-creator>
    <meta:document-statistic meta:table-count="1" meta:cell-count="36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number number:decimal-places="3" loext:min-decimal-places="3" number:min-integer-digits="1" number:grouping="true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graphic-properties svg:stroke-width="0.035cm"/>
      <style:text-properties fo:font-family="Sans" fo:font-size="11pt" fo:font-weight="bold" style:font-size-asian="11pt" style:font-size-complex="11pt"/>
    </style:style>
    <style:style style:name="ch4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5" style:family="chart">
      <style:chart-properties xmlns:gnm="http://www.gnumeric.org/odf-extension/1.0" chart:auto-position="true" chart:auto-size="true" gnm:default-separation="0.00%" gnm:interpolation-skip-invalid="false" gnm:vary-style-by-element="true"/>
    </style:style>
    <style:style style:name="ch6" style:family="chart" style:data-style-name="N0">
      <style:chart-properties chart:display-label="false" chart:logarithmic="false" chart:reverse-direction="tru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6">
      <style:chart-properties chart:display-label="true" chart:logarithmic="false" chart:reverse-direction="tru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8" style:family="chart" style:data-style-name="N136">
      <style:chart-properties xmlns:gnm="http://www.gnumeric.org/odf-extension/1.0" chart:link-data-style-to-source="true" gnm:fill-type="y-origin"/>
      <style:graphic-properties xmlns:gnm="http://www.gnumeric.org/odf-extension/1.0" gnm:font-stretch-pango="4" gnm:auto-font="false" draw:stroke="none" svg:stroke-width="0.035cm" draw:fill-color="#004586"/>
      <style:text-properties fo:font-family="Sans" fo:font-size="10pt" style:font-size-asian="10pt" style:font-size-complex="10pt"/>
    </style:style>
    <style:style style:name="ch9" style:family="chart">
      <style:chart-properties chart:solid-type="cuboid"/>
      <style:graphic-properties xmlns:gnm="http://www.gnumeric.org/odf-extension/1.0" gnm:font-stretch-pango="4" gnm:auto-font="true" draw:stroke="solid" draw:fill-color="#004586"/>
    </style:style>
    <style:style style:name="ch10" style:family="chart">
      <style:chart-properties chart:solid-type="cuboid"/>
      <style:graphic-properties xmlns:gnm="http://www.gnumeric.org/odf-extension/1.0" gnm:font-stretch-pango="4" gnm:auto-font="true" draw:stroke="solid" draw:fill-color="#ff420e"/>
    </style:style>
    <style:style style:name="ch11" style:family="chart">
      <style:chart-properties chart:solid-type="cuboid"/>
      <style:graphic-properties xmlns:gnm="http://www.gnumeric.org/odf-extension/1.0" gnm:font-stretch-pango="4" gnm:auto-font="true" draw:stroke="solid" draw:fill-color="#ffd320"/>
    </style:style>
    <style:style style:name="ch12" style:family="chart">
      <style:chart-properties chart:solid-type="cuboid"/>
      <style:graphic-properties xmlns:gnm="http://www.gnumeric.org/odf-extension/1.0" gnm:font-stretch-pango="4" gnm:auto-font="true" draw:stroke="solid" draw:fill-color="#579d1c"/>
    </style:style>
    <style:style style:name="ch13" style:family="chart">
      <style:chart-properties chart:solid-type="cuboid"/>
      <style:graphic-properties xmlns:gnm="http://www.gnumeric.org/odf-extension/1.0" gnm:font-stretch-pango="4" gnm:auto-font="true" draw:stroke="solid" draw:fill-color="#7e0021"/>
    </style:style>
    <style:style style:name="ch14" style:family="chart">
      <style:chart-properties chart:solid-type="cuboid"/>
      <style:graphic-properties xmlns:gnm="http://www.gnumeric.org/odf-extension/1.0" gnm:font-stretch-pango="4" gnm:auto-font="true" draw:stroke="solid" draw:fill-color="#83caff"/>
    </style:style>
    <style:style style:name="ch15" style:family="chart">
      <style:chart-properties chart:solid-type="cuboid"/>
      <style:graphic-properties xmlns:gnm="http://www.gnumeric.org/odf-extension/1.0" gnm:font-stretch-pango="4" gnm:auto-font="true" draw:stroke="solid" draw:fill-color="#314004"/>
    </style:style>
    <style:style style:name="ch16" style:family="chart">
      <style:chart-properties chart:solid-type="cuboid"/>
      <style:graphic-properties xmlns:gnm="http://www.gnumeric.org/odf-extension/1.0" gnm:font-stretch-pango="4" gnm:auto-font="true" draw:stroke="solid" draw:fill-color="#aecf00"/>
    </style:style>
    <style:style style:name="ch17" style:family="chart">
      <style:chart-properties chart:solid-type="cuboid"/>
      <style:graphic-properties xmlns:gnm="http://www.gnumeric.org/odf-extension/1.0" gnm:font-stretch-pango="4" gnm:auto-font="true" draw:stroke="solid" draw:fill-color="#4b1f6f"/>
    </style:style>
    <style:style style:name="ch18" style:family="chart">
      <style:chart-properties chart:solid-type="cuboid"/>
      <style:graphic-properties xmlns:gnm="http://www.gnumeric.org/odf-extension/1.0" gnm:font-stretch-pango="4" gnm:auto-font="true" draw:stroke="solid" draw:fill-color="#ff950e"/>
    </style:style>
    <style:style style:name="ch19" style:family="chart">
      <style:chart-properties chart:solid-type="cuboid"/>
      <style:graphic-properties xmlns:gnm="http://www.gnumeric.org/odf-extension/1.0" gnm:font-stretch-pango="4" gnm:auto-font="true" draw:stroke="solid" draw:fill-color="#c5000b"/>
    </style:style>
    <style:style style:name="ch20" style:family="chart">
      <style:chart-properties chart:solid-type="cuboid"/>
      <style:graphic-properties xmlns:gnm="http://www.gnumeric.org/odf-extension/1.0" gnm:font-stretch-pango="4" gnm:auto-font="true" draw:stroke="solid" draw:fill-color="#0084d1"/>
    </style:style>
    <style:style style:name="ch21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3.908cm" svg:height="19.416cm" xlink:href=".." xlink:type="simple" chart:class="chart:ring" chart:style-name="ch1">
        <chart:title svg:x="8.296cm" svg:y="0.575cm" chart:style-name="ch2">
          <text:p>DCM Boost Itemized Power Loss</text:p>
        </chart:title>
        <chart:subtitle svg:x="8.503cm" svg:y="4.904cm" chart:style-name="ch3">
          <text:p>5v to 167v at Po = 3watts</text:p>
        </chart:subtitle>
        <chart:legend chart:legend-position="end" svg:x="22.879cm" svg:y="6.153cm" style:legend-expansion="high" chart:style-name="ch4"/>
        <chart:plot-area chart:style-name="ch5" table:cell-range-address="DCM_and_CCM_Loss_Analysis.H50:DCM_and_CCM_Loss_Analysis.H61" svg:x="0.478cm" svg:y="2.788cm" svg:width="21.774cm" svg:height="16.24cm">
          <chartooo:coordinate-region svg:x="3.246cm" svg:y="2.79cm" svg:width="16.238cm" svg:height="16.238cm"/>
          <chart:axis chart:dimension="x" chart:name="primary-x" chart:style-name="ch6"/>
          <chart:axis chart:dimension="y" chart:name="primary-y" chart:style-name="ch7"/>
          <chart:series chart:style-name="ch8" chart:values-cell-range-address="DCM_and_CCM_Loss_Analysis.H50:DCM_and_CCM_Loss_Analysis.H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218723799147">
                <text:p>0.186218723799147</text:p>
                <draw:g>
                  <svg:desc>DCM_and_CCM_Loss_Analysis.H50:DCM_and_CCM_Loss_Analysis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700496815885">
                <text:p>0.170700496815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7968">
                <text:p>0.0317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22444917954855">
                <text:p>0.0052244491795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978884546518">
                <text:p>0.11997888454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6016602739726">
                <text:p>0.0276016602739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6783094164">
                <text:p>0.021586783094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